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On_campus_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On_campus_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72">
            <text:p>2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3086">
            <text:p>230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8">
            <text:p>4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34">
            <text:p>1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On_campus_Stu" style:display-name="PageStyle_Criminal_Offenses_On_campus_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